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loc_20_de_20_code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  <style:text-properties officeooo:rsid="00352412" officeooo:paragraph-rsid="00352412"/>
    </style:style>
    <style:style style:name="P5" style:family="paragraph" style:parent-style-name="Text_20_body">
      <style:paragraph-properties fo:text-align="justify" style:justify-single-word="false"/>
      <style:text-properties officeooo:rsid="00397d5d" officeooo:paragraph-rsid="00397d5d"/>
    </style:style>
    <style:style style:name="P6" style:family="paragraph" style:parent-style-name="Text_20_body">
      <style:paragraph-properties fo:text-align="justify" style:justify-single-word="false"/>
      <style:text-properties officeooo:rsid="003a7d8c" officeooo:paragraph-rsid="003a7d8c"/>
    </style:style>
    <style:style style:name="P7" style:family="paragraph" style:parent-style-name="Text_20_body">
      <style:paragraph-properties fo:text-align="justify" style:justify-single-word="false"/>
      <style:text-properties officeooo:rsid="004e5b04" officeooo:paragraph-rsid="004e5b04"/>
    </style:style>
    <style:style style:name="P8" style:family="paragraph" style:parent-style-name="Text_20_body">
      <style:paragraph-properties fo:text-align="justify" style:justify-single-word="false"/>
      <style:text-properties officeooo:rsid="005115a0" officeooo:paragraph-rsid="005115a0"/>
    </style:style>
    <style:style style:name="P9" style:family="paragraph" style:parent-style-name="Text_20_body">
      <style:paragraph-properties fo:text-align="justify" style:justify-single-word="false"/>
      <style:text-properties officeooo:rsid="0052eb20" officeooo:paragraph-rsid="0052eb20"/>
    </style:style>
    <style:style style:name="P10" style:family="paragraph" style:parent-style-name="Text_20_body">
      <style:paragraph-properties fo:text-align="justify" style:justify-single-word="false"/>
      <style:text-properties officeooo:rsid="005b531e" officeooo:paragraph-rsid="005d7c13"/>
    </style:style>
    <style:style style:name="P11" style:family="paragraph" style:parent-style-name="Text_20_body">
      <style:paragraph-properties fo:text-align="justify" style:justify-single-word="false"/>
      <style:text-properties officeooo:rsid="00762929" officeooo:paragraph-rsid="00762929"/>
    </style:style>
    <style:style style:name="P12" style:family="paragraph" style:parent-style-name="Text_20_body">
      <style:paragraph-properties fo:text-align="justify" style:justify-single-word="false"/>
      <style:text-properties officeooo:rsid="00425c39" officeooo:paragraph-rsid="00425c39"/>
    </style:style>
    <style:style style:name="P13" style:family="paragraph" style:parent-style-name="Text_20_body">
      <style:paragraph-properties fo:text-align="justify" style:justify-single-word="false"/>
      <style:text-properties officeooo:rsid="005d7c13" officeooo:paragraph-rsid="005d7c13"/>
    </style:style>
    <style:style style:name="P14" style:family="paragraph" style:parent-style-name="Text_20_body">
      <style:paragraph-properties fo:text-align="justify" style:justify-single-word="false"/>
      <style:text-properties officeooo:rsid="00647b13" officeooo:paragraph-rsid="00647b13"/>
    </style:style>
    <style:style style:name="P15" style:family="paragraph" style:parent-style-name="Text_20_body">
      <style:paragraph-properties fo:text-align="justify" style:justify-single-word="false"/>
      <style:text-properties officeooo:rsid="008d9c59" officeooo:paragraph-rsid="008d9c59"/>
    </style:style>
    <style:style style:name="P16" style:family="paragraph" style:parent-style-name="Text_20_body">
      <style:paragraph-properties fo:text-align="justify" style:justify-single-word="false"/>
      <style:text-properties officeooo:rsid="0069b93a" officeooo:paragraph-rsid="0069b93a"/>
    </style:style>
    <style:style style:name="P17" style:family="paragraph" style:parent-style-name="Text_20_body">
      <style:paragraph-properties fo:text-align="justify" style:justify-single-word="false"/>
      <style:text-properties officeooo:rsid="0095c12a" officeooo:paragraph-rsid="0095c12a"/>
    </style:style>
    <style:style style:name="P18" style:family="paragraph" style:parent-style-name="Text_20_body">
      <style:paragraph-properties fo:text-align="justify" style:justify-single-word="false"/>
      <style:text-properties officeooo:rsid="009ed375" officeooo:paragraph-rsid="009ed375"/>
    </style:style>
    <style:style style:name="P19" style:family="paragraph" style:parent-style-name="Text_20_body">
      <style:paragraph-properties fo:text-align="justify" style:justify-single-word="false"/>
      <style:text-properties officeooo:rsid="00a39fd7" officeooo:paragraph-rsid="00a39fd7"/>
    </style:style>
    <style:style style:name="P20" style:family="paragraph" style:parent-style-name="Text_20_body">
      <style:paragraph-properties fo:text-align="justify" style:justify-single-word="false"/>
      <style:text-properties officeooo:rsid="00a7dcd3" officeooo:paragraph-rsid="00a7dcd3"/>
    </style:style>
    <style:style style:name="P21" style:family="paragraph" style:parent-style-name="Text_20_body">
      <style:paragraph-properties fo:text-align="justify" style:justify-single-word="false"/>
      <style:text-properties officeooo:rsid="00b1b0b2" officeooo:paragraph-rsid="00b1b0b2"/>
    </style:style>
    <style:style style:name="P22" style:family="paragraph" style:parent-style-name="Text_20_body">
      <style:paragraph-properties fo:text-align="justify" style:justify-single-word="false"/>
      <style:text-properties officeooo:rsid="0061316b" officeooo:paragraph-rsid="0061316b"/>
    </style:style>
    <style:style style:name="P23" style:family="paragraph" style:parent-style-name="Text_20_body">
      <style:paragraph-properties fo:text-align="justify" style:justify-single-word="false"/>
      <style:text-properties officeooo:rsid="006f9926" officeooo:paragraph-rsid="006f9926"/>
    </style:style>
    <style:style style:name="P24" style:family="paragraph" style:parent-style-name="Text_20_body">
      <style:paragraph-properties fo:text-align="justify" style:justify-single-word="false"/>
      <style:text-properties officeooo:rsid="0075bcef" officeooo:paragraph-rsid="0075bcef"/>
    </style:style>
    <style:style style:name="P25" style:family="paragraph" style:parent-style-name="Text_20_body">
      <style:paragraph-properties fo:text-align="justify" style:justify-single-word="false"/>
      <style:text-properties officeooo:rsid="007eee0b" officeooo:paragraph-rsid="007eee0b"/>
    </style:style>
    <style:style style:name="P26" style:family="paragraph" style:parent-style-name="Text_20_body">
      <style:paragraph-properties fo:text-align="justify" style:justify-single-word="false"/>
      <style:text-properties officeooo:rsid="00881cdf" officeooo:paragraph-rsid="00881cdf"/>
    </style:style>
    <style:style style:name="P27" style:family="paragraph" style:parent-style-name="Text_20_body">
      <style:paragraph-properties fo:text-align="justify" style:justify-single-word="false"/>
      <style:text-properties officeooo:rsid="009ba2c5" officeooo:paragraph-rsid="009ba2c5"/>
    </style:style>
    <style:style style:name="P28" style:family="paragraph" style:parent-style-name="Text_20_body">
      <style:paragraph-properties fo:text-align="justify" style:justify-single-word="false"/>
      <style:text-properties officeooo:rsid="00bdbef1" officeooo:paragraph-rsid="00bdbef1"/>
    </style:style>
    <style:style style:name="P29" style:family="paragraph" style:parent-style-name="Text_20_body">
      <style:paragraph-properties fo:text-align="justify" style:justify-single-word="false"/>
      <style:text-properties officeooo:rsid="00c446a2" officeooo:paragraph-rsid="00c446a2"/>
    </style:style>
    <style:style style:name="P30" style:family="paragraph" style:parent-style-name="Text_20_body">
      <style:paragraph-properties fo:text-align="justify" style:justify-single-word="false"/>
      <style:text-properties officeooo:rsid="00c59da3" officeooo:paragraph-rsid="00c59da3"/>
    </style:style>
    <style:style style:name="P31" style:family="paragraph" style:parent-style-name="Text_20_body">
      <style:paragraph-properties fo:text-align="justify" style:justify-single-word="false"/>
      <style:text-properties officeooo:rsid="00cb7727" officeooo:paragraph-rsid="00cb7727"/>
    </style:style>
    <style:style style:name="P32" style:family="paragraph" style:parent-style-name="Text_20_body">
      <style:paragraph-properties fo:text-align="justify" style:justify-single-word="false"/>
      <style:text-properties officeooo:rsid="00d5e737" officeooo:paragraph-rsid="00d5e737"/>
    </style:style>
    <style:style style:name="P33" style:family="paragraph" style:parent-style-name="Heading_20_2">
      <style:paragraph-properties fo:text-align="justify" style:justify-single-word="fals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3">
      <style:paragraph-properties fo:text-align="justify" style:justify-single-word="false"/>
    </style:style>
    <style:style style:name="P36" style:family="paragraph" style:parent-style-name="Heading_20_3">
      <style:paragraph-properties fo:text-align="justify" style:justify-single-word="false" fo:break-before="page"/>
    </style:style>
    <style:style style:name="P37" style:family="paragraph" style:parent-style-name="Heading_20_4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Heading_20_4">
      <style:paragraph-properties fo:text-align="justify" style:justify-single-word="false"/>
    </style:style>
    <style:style style:name="P39" style:family="paragraph" style:parent-style-name="Heading_20_5">
      <style:paragraph-properties fo:text-align="justify" style:justify-single-word="false"/>
    </style:style>
    <style:style style:name="P40" style:family="paragraph" style:parent-style-name="Heading_20_5">
      <style:paragraph-properties fo:text-align="justify" style:justify-single-word="false"/>
      <style:text-properties officeooo:paragraph-rsid="009ed375"/>
    </style:style>
    <style:style style:name="P41" style:family="paragraph" style:parent-style-name="Text_20_body">
      <style:paragraph-properties fo:text-align="justify" style:justify-single-word="false"/>
      <style:text-properties officeooo:rsid="00dd9b30" officeooo:paragraph-rsid="00dd9b30"/>
    </style:style>
    <style:style style:name="P42" style:family="paragraph" style:parent-style-name="Text_20_body">
      <style:paragraph-properties fo:text-align="justify" style:justify-single-word="false"/>
      <style:text-properties officeooo:rsid="00df4278" officeooo:paragraph-rsid="00df4278"/>
    </style:style>
    <style:style style:name="P43" style:family="paragraph" style:parent-style-name="Text_20_body">
      <style:paragraph-properties fo:text-align="justify" style:justify-single-word="false"/>
      <style:text-properties officeooo:rsid="00e2c22c" officeooo:paragraph-rsid="00e2c22c"/>
    </style:style>
    <style:style style:name="P44" style:family="paragraph" style:parent-style-name="Text_20_body">
      <style:paragraph-properties fo:text-align="justify" style:justify-single-word="false" fo:text-indent="0cm" style:auto-text-indent="false"/>
      <style:text-properties officeooo:rsid="00b97142" officeooo:paragraph-rsid="00b97142"/>
    </style:style>
    <style:style style:name="P45" style:family="paragraph" style:parent-style-name="Text_20_body">
      <style:paragraph-properties fo:text-align="justify" style:justify-single-word="false"/>
      <style:text-properties officeooo:rsid="00e6928a" officeooo:paragraph-rsid="00e6928a"/>
    </style:style>
    <style:style style:name="P46" style:family="paragraph" style:parent-style-name="Text_20_body">
      <style:paragraph-properties fo:text-align="justify" style:justify-single-word="false"/>
      <style:text-properties officeooo:rsid="00ea434c" officeooo:paragraph-rsid="00ea434c"/>
    </style:style>
    <style:style style:name="P47" style:family="paragraph" style:parent-style-name="Text_20_body">
      <style:paragraph-properties fo:text-align="justify" style:justify-single-word="false"/>
      <style:text-properties officeooo:rsid="00eb981a" officeooo:paragraph-rsid="00eb981a"/>
    </style:style>
    <style:style style:name="P48" style:family="paragraph" style:parent-style-name="Text_20_body">
      <style:paragraph-properties fo:text-align="justify" style:justify-single-word="false" fo:text-indent="0cm" style:auto-text-indent="false"/>
      <style:text-properties officeooo:rsid="00eb981a" officeooo:paragraph-rsid="00eb981a"/>
    </style:style>
    <style:style style:name="P49" style:family="paragraph" style:parent-style-name="Text_20_body">
      <style:paragraph-properties fo:text-align="justify" style:justify-single-word="false"/>
      <style:text-properties officeooo:rsid="00ebc9c2" officeooo:paragraph-rsid="00ebc9c2"/>
    </style:style>
    <style:style style:name="P50" style:family="paragraph" style:parent-style-name="Text_20_body">
      <style:paragraph-properties fo:text-align="justify" style:justify-single-word="false"/>
      <style:text-properties officeooo:rsid="00f875cc" officeooo:paragraph-rsid="00f875cc"/>
    </style:style>
    <style:style style:name="P51" style:family="paragraph" style:parent-style-name="Text_20_body">
      <style:paragraph-properties fo:text-align="justify" style:justify-single-word="false"/>
      <style:text-properties officeooo:rsid="0102e6c4" officeooo:paragraph-rsid="0102e6c4"/>
    </style:style>
    <style:style style:name="P52" style:family="paragraph" style:parent-style-name="Text_20_body">
      <style:paragraph-properties fo:text-align="justify" style:justify-single-word="false" fo:text-indent="0cm" style:auto-text-indent="false"/>
      <style:text-properties officeooo:rsid="006a9517" officeooo:paragraph-rsid="0069b93a"/>
    </style:style>
    <style:style style:name="P53" style:family="paragraph" style:parent-style-name="Text_20_body">
      <style:paragraph-properties fo:text-align="justify" style:justify-single-word="false"/>
      <style:text-properties officeooo:rsid="01097f31" officeooo:paragraph-rsid="01097f31"/>
    </style:style>
    <style:style style:name="P54" style:family="paragraph" style:parent-style-name="Text_20_body">
      <style:paragraph-properties fo:text-align="justify" style:justify-single-word="false"/>
      <style:text-properties officeooo:rsid="010d057d" officeooo:paragraph-rsid="010d057d"/>
    </style:style>
    <style:style style:name="P55" style:family="paragraph" style:parent-style-name="Text_20_body">
      <style:paragraph-properties fo:text-align="justify" style:justify-single-word="false"/>
      <style:text-properties officeooo:rsid="0119fe40" officeooo:paragraph-rsid="0119fe40"/>
    </style:style>
    <style:style style:name="P56" style:family="paragraph" style:parent-style-name="Text_20_body">
      <style:paragraph-properties fo:text-align="justify" style:justify-single-word="false"/>
      <style:text-properties officeooo:rsid="011f6260" officeooo:paragraph-rsid="011f6260"/>
    </style:style>
    <style:style style:name="P57" style:family="paragraph" style:parent-style-name="Text_20_body">
      <style:text-properties officeooo:rsid="0126c167" officeooo:paragraph-rsid="0126c167"/>
    </style:style>
    <style:style style:name="P58" style:family="paragraph" style:parent-style-name="Text_20_body">
      <style:text-properties officeooo:rsid="012a3247" officeooo:paragraph-rsid="012a3247"/>
    </style:style>
    <style:style style:name="P59" style:family="paragraph" style:parent-style-name="Text_20_body">
      <style:text-properties officeooo:rsid="012ca227" officeooo:paragraph-rsid="012ca227"/>
    </style:style>
    <style:style style:name="T1" style:family="text">
      <style:text-properties officeooo:rsid="0026700c"/>
    </style:style>
    <style:style style:name="T2" style:family="text">
      <style:text-properties officeooo:rsid="0030e1a8"/>
    </style:style>
    <style:style style:name="T3" style:family="text">
      <style:text-properties officeooo:rsid="00379b55"/>
    </style:style>
    <style:style style:name="T4" style:family="text">
      <style:text-properties officeooo:rsid="003a7d8c"/>
    </style:style>
    <style:style style:name="T5" style:family="text">
      <style:text-properties officeooo:rsid="004b105d"/>
    </style:style>
    <style:style style:name="T6" style:family="text">
      <style:text-properties officeooo:rsid="004c5c8a"/>
    </style:style>
    <style:style style:name="T7" style:family="text">
      <style:text-properties officeooo:rsid="004e15b6"/>
    </style:style>
    <style:style style:name="T8" style:family="text">
      <style:text-properties officeooo:rsid="0052f758"/>
    </style:style>
    <style:style style:name="T9" style:family="text">
      <style:text-properties officeooo:rsid="00535fe8"/>
    </style:style>
    <style:style style:name="T10" style:family="text">
      <style:text-properties officeooo:rsid="0059cc94"/>
    </style:style>
    <style:style style:name="T11" style:family="text">
      <style:text-properties officeooo:rsid="005c86d5"/>
    </style:style>
    <style:style style:name="T12" style:family="text">
      <style:text-properties officeooo:rsid="005d77f8"/>
    </style:style>
    <style:style style:name="T13" style:family="text">
      <style:text-properties officeooo:rsid="0061eec0"/>
    </style:style>
    <style:style style:name="T14" style:family="text">
      <style:text-properties officeooo:rsid="006f9926"/>
    </style:style>
    <style:style style:name="T15" style:family="text">
      <style:text-properties officeooo:rsid="0072035f"/>
    </style:style>
    <style:style style:name="T16" style:family="text">
      <style:text-properties officeooo:rsid="0072fb19"/>
    </style:style>
    <style:style style:name="T17" style:family="text">
      <style:text-properties officeooo:rsid="00772777"/>
    </style:style>
    <style:style style:name="T18" style:family="text">
      <style:text-properties officeooo:rsid="00801c23"/>
    </style:style>
    <style:style style:name="T19" style:family="text">
      <style:text-properties officeooo:rsid="0089960f"/>
    </style:style>
    <style:style style:name="T20" style:family="text">
      <style:text-properties officeooo:rsid="00983a7b"/>
    </style:style>
    <style:style style:name="T21" style:family="text">
      <style:text-properties officeooo:rsid="00a12670"/>
    </style:style>
    <style:style style:name="T22" style:family="text">
      <style:text-properties officeooo:rsid="00a1b0ea"/>
    </style:style>
    <style:style style:name="T23" style:family="text">
      <style:text-properties officeooo:rsid="00a55dcd"/>
    </style:style>
    <style:style style:name="T24" style:family="text">
      <style:text-properties officeooo:rsid="00a708c9"/>
    </style:style>
    <style:style style:name="T25" style:family="text">
      <style:text-properties officeooo:rsid="00b1b0b2"/>
    </style:style>
    <style:style style:name="T26" style:family="text">
      <style:text-properties officeooo:rsid="00b36276"/>
    </style:style>
    <style:style style:name="T27" style:family="text">
      <style:text-properties officeooo:rsid="00b9b309"/>
    </style:style>
    <style:style style:name="T28" style:family="text">
      <style:text-properties officeooo:rsid="00bff031"/>
    </style:style>
    <style:style style:name="T29" style:family="text">
      <style:text-properties officeooo:rsid="00c1650c"/>
    </style:style>
    <style:style style:name="T30" style:family="text">
      <style:text-properties officeooo:rsid="00c446a2"/>
    </style:style>
    <style:style style:name="T31" style:family="text">
      <style:text-properties officeooo:rsid="00c751e2"/>
    </style:style>
    <style:style style:name="T32" style:family="text">
      <style:text-properties officeooo:rsid="00c83e18"/>
    </style:style>
    <style:style style:name="T33" style:family="text">
      <style:text-properties officeooo:rsid="00c9d743"/>
    </style:style>
    <style:style style:name="T34" style:family="text">
      <style:text-properties officeooo:rsid="00d2ea25"/>
    </style:style>
    <style:style style:name="T35" style:family="text">
      <style:text-properties officeooo:rsid="00d35111"/>
    </style:style>
    <style:style style:name="T36" style:family="text">
      <style:text-properties officeooo:rsid="00d65df9"/>
    </style:style>
    <style:style style:name="T37" style:family="text">
      <style:text-properties officeooo:rsid="00d7d30b"/>
    </style:style>
    <style:style style:name="T38" style:family="text">
      <style:text-properties officeooo:rsid="00da5ea7"/>
    </style:style>
    <style:style style:name="T39" style:family="text">
      <style:text-properties officeooo:rsid="00e3a83c"/>
    </style:style>
    <style:style style:name="T40" style:family="text">
      <style:text-properties officeooo:rsid="00e4ea8a"/>
    </style:style>
    <style:style style:name="T41" style:family="text">
      <style:text-properties officeooo:rsid="00e7c19d"/>
    </style:style>
    <style:style style:name="T42" style:family="text">
      <style:text-properties officeooo:rsid="00e8f9b5"/>
    </style:style>
    <style:style style:name="T43" style:family="text">
      <style:text-properties officeooo:rsid="00f43c4d"/>
    </style:style>
    <style:style style:name="T44" style:family="text">
      <style:text-properties officeooo:rsid="00fba112"/>
    </style:style>
    <style:style style:name="T45" style:family="text">
      <style:text-properties officeooo:rsid="00fd87e0"/>
    </style:style>
    <style:style style:name="T46" style:family="text">
      <style:text-properties officeooo:rsid="01015030"/>
    </style:style>
    <style:style style:name="T47" style:family="text">
      <style:text-properties officeooo:rsid="01018d5c"/>
    </style:style>
    <style:style style:name="T48" style:family="text">
      <style:text-properties officeooo:rsid="010d057d"/>
    </style:style>
    <style:style style:name="T49" style:family="text">
      <style:text-properties officeooo:rsid="010eb198"/>
    </style:style>
    <style:style style:name="T50" style:family="text">
      <style:text-properties officeooo:rsid="010fb3b1"/>
    </style:style>
    <style:style style:name="T51" style:family="text">
      <style:text-properties officeooo:rsid="0110f622"/>
    </style:style>
    <style:style style:name="T52" style:family="text">
      <style:text-properties officeooo:rsid="01168af7"/>
    </style:style>
    <style:style style:name="T53" style:family="text">
      <style:text-properties officeooo:rsid="011c8fde"/>
    </style:style>
    <style:style style:name="T54" style:family="text">
      <style:text-properties officeooo:rsid="011e1f1f"/>
    </style:style>
    <style:style style:name="T55" style:family="text">
      <style:text-properties officeooo:rsid="0120735b"/>
    </style:style>
    <style:style style:name="T56" style:family="text">
      <style:text-properties officeooo:rsid="01223353"/>
    </style:style>
    <style:style style:name="T57" style:family="text">
      <style:text-properties officeooo:rsid="01237fd2"/>
    </style:style>
    <style:style style:name="T58" style:family="text">
      <style:text-properties officeooo:rsid="01283529"/>
    </style:style>
    <style:style style:name="T59" style:family="text">
      <style:text-properties officeooo:rsid="012be5e0"/>
    </style:style>
    <style:style style:name="T60" style:family="text">
      <style:text-properties officeooo:rsid="012c630d"/>
    </style:style>
    <style:style style:name="T61" style:family="text">
      <style:text-properties officeooo:rsid="012e9862"/>
    </style:style>
    <style:style style:name="T62" style:family="text">
      <style:text-properties officeooo:rsid="012f46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>Fonctions développées</text:h>
      <text:p text:style-name="P9">Nous vous présentons ici toutes les fonctions développées, certaines ne sont utilisées qu’une seule fois mais perm<text:span text:style-name="T8">ettent</text:span> une meilleur<text:span text:style-name="T9">e</text:span> relecture du programme.</text:p>
      <text:p text:style-name="P11">Vous pouvez aussi <text:span text:style-name="T17">trouver</text:span> de la documentation dans le programme.</text:p>
      <text:h text:style-name="P35" text:outline-level="3">Message.c</text:h>
      <text:p text:style-name="P2">Plusieurs fonctions sont communes au client et au serveur, j’ai donc décidé de les regrouper dans Message.c.</text:p>
      <text:p text:style-name="P4">Après plusieurs modifications les fonctions se comportent comme les fonctions « read » et « write » mais le renvoie d’une énumération facilite la compréhension du programme.</text:p>
      <text:h text:style-name="P37" text:outline-level="4">La fonction de réception des message<text:span text:style-name="T1">s</text:span></text:h>
      <text:p text:style-name="P1">Message recevoirMessage(int socket, char *message, int longueur);</text:p>
      <text:p text:style-name="P2">Cette fonction prend en paramètre le socket de communication, un message ainsi que sa longueur <text:span text:style-name="T3">pour recevoir un message</text:span>.</text:p>
      <text:p text:style-name="P2">Elle renvoie une énumération qui indique le <text:span text:style-name="T2">succès</text:span> du message.</text:p>
      <text:h text:style-name="P38" text:outline-level="4">La fonction d’envois des messages</text:h>
      <text:p text:style-name="P1">Message envoyerMessage(int socket, const char *message, int longueur);</text:p>
      <text:p text:style-name="P5">Cette fonction prend en paramètre <text:span text:style-name="T4">le socket de communication, un message ainsi que sa longueur pour envoyer un message.</text:span></text:p>
      <text:p text:style-name="P6">Elle renvoie une énumération qui indique le succès du message.</text:p>
      <text:h text:style-name="P38" text:outline-level="4">L’énumération Message</text:h>
      <text:p text:style-name="P1">typedef enum Message_e {</text:p>
      <text:p text:style-name="P1"><text:s text:c="4"/>MESSAGE_OK = 1,</text:p>
      <text:p text:style-name="P1"><text:s text:c="4"/>MESSAGE_ERREUR = -1,</text:p>
      <text:p text:style-name="P1"><text:s text:c="4"/>MESSAGE_SOCKET = -2</text:p>
      <text:p text:style-name="P1">} Message;</text:p>
      <text:p text:style-name="P12">Cette énumération indique si la fonction c’est déroulé correctement, si le socket est fermé ou si il y a eu une erreur durant le déroulement de la fonction.</text:p>
      <text:h text:style-name="P36" text:outline-level="3">Client.c</text:h>
      <text:h text:style-name="P38" text:outline-level="4">Fonctions de la version 1</text:h>
      <text:p text:style-name="P7">Voici les différentes fonctions de la première version du client.</text:p>
      <text:h text:style-name="P39" text:outline-level="5">La fonction <text:span text:style-name="T7">de création du serveur</text:span></text:h>
      <text:p text:style-name="P1">struct sockaddr_in creerServeur(const char *ip, uint16_t port);</text:p>
      <text:p text:style-name="P2">Cette fon<text:span text:style-name="T5">ction prend en paramètre une adresse IP </text:span><text:span text:style-name="T14">v4</text:span><text:span text:style-name="T5"> ainsi qu’un port afin de créer un serveur (une str</text:span><text:span text:style-name="T6">u</text:span><text:span text:style-name="T5">cture « sockaddr_in »</text:span><text:span text:style-name="T11">)</text:span><text:span text:style-name="T5">.</text:span></text:p>
      <text:p text:style-name="P8">Cette fonction <text:span text:style-name="T10">a</text:span> pour but de simplifier le code et de ne pas surcharger la fonction principale.</text:p>
      <text:h text:style-name="P39" text:outline-level="5">La fonction main</text:h>
      <text:p text:style-name="P1">int main(int argc, char *argv[]);</text:p>
      <text:p text:style-name="P10">Le programme prend différents arguments supplémentaires, adresse IP (indice 1), le port (indice 2) <text:span text:style-name="T12">et le message (indice 3).</text:span></text:p>
      <text:p text:style-name="P13">Le programme permet d’envoyer un message au serveur (ID d’une matière) et d’affiche la moyenne associée.</text:p>
      <text:h text:style-name="P38" text:outline-level="4">Fonctions de la version 2</text:h>
      <text:p text:style-name="P22">Il n’y a pas de nouvelles fonctions, ni de suppression de fonctions, cependant le comportement d’un<text:span text:style-name="T13">e</text:span> fonction change.</text:p>
      <text:h text:style-name="P39" text:outline-level="5">La fonction main</text:h>
      <text:p text:style-name="P14">Si le message envoyé au serveur est « STOP », alors le programme envoie un message d’arrêt au serveur, puis vérifie que le socket est fermé en lui demandant une réponse.</text:p>
      <text:h text:style-name="P36" text:outline-level="3">Serveur.c</text:h>
      <text:h text:style-name="P38" text:outline-level="4">Fonctions de la version 1</text:h>
      <text:h text:style-name="P39" text:outline-level="5">La fonction de création du serveur</text:h>
      <text:p text:style-name="P1">struct sockaddr_in creerServeur(short int family, uint16_t port);</text:p>
      <text:p text:style-name="P23">Cette fonction prend en paramètres le type <text:span text:style-name="T15">d’adresse IP ainsi que le numéro de port </text:span><text:span text:style-name="T16">pour créer un serveur.</text:span></text:p>
      <text:p text:style-name="P24">Cette fonction est présente pour simplifier la fonction main du programme.</text:p>
      <text:h text:style-name="P39" text:outline-level="5">La fonction pour trouver une moyenne</text:h>
      <text:p text:style-name="P1">float trouverMoyenne(int id, Matiere matieres[]);</text:p>
      <text:p text:style-name="P25">Cette fonction prend en paramètre l’id d’une matière ainsi que tableau de matière pour trouver la moyenne correspondant à l’id de la m<text:span text:style-name="T18">a</text:span>tière.</text:p>
      <text:h text:style-name="P39" text:outline-level="5">Voici la structure Matière</text:h>
      <text:p text:style-name="P1">typedef struct Matiere_s {</text:p>
      <text:p text:style-name="P1"><text:s text:c="4"/>int id; <text:s text:c="12"/>/**&lt; identifiant de la matière */</text:p>
      <text:p text:style-name="P1"><text:s text:c="4"/>char nom[50]; <text:s text:c="6"/>/**&lt; nom de la matière */</text:p>
      <text:p text:style-name="P1"><text:s text:c="4"/>float moyenne; <text:s text:c="5"/>/**&lt; moyenne de la matière */</text:p>
      <text:p text:style-name="P1">} Matiere;</text:p>
      <text:p text:style-name="P26">Elle contient <text:span text:style-name="T19">l’id de la matière, son nom ainsi que sa moyenne.</text:span></text:p>
      <text:h text:style-name="P39" text:outline-level="5">La fonction main</text:h>
      <text:p text:style-name="P1">int main(void);</text:p>
      <text:p text:style-name="P15">Cette fonction créée le serveur ainsi que les sockets associés puis attend la demande d’un client pour lui renvoyer la moyenne de la matière correspondant à l’id reçue.</text:p>
      <text:p text:style-name="P27">C’est aussi cette fonction qui initialise le tableau de matière.</text:p>
      <text:h text:style-name="P38" text:outline-level="4">Fonctions de la version 2</text:h>
      <text:p text:style-name="P17">Je n’explique ici que les fonctions supplémentaires ou modifier par rapport à la version 1.</text:p>
      <text:h text:style-name="P40" text:outline-level="5">L<text:span text:style-name="T20">a fonction main :</text:span></text:h>
      <text:p text:style-name="P18">Maintenant la fonction main s’occupe seulement de créer les socket<text:span text:style-name="T25">s</text:span> et <text:span text:style-name="T25">le</text:span> serveur, puis accueillir les clients qu’elle <text:span text:style-name="T21">transmettra</text:span> au thread qu’elle aura cré<text:span text:style-name="T22">ée</text:span> pour la gestion des clients.</text:p>
      <text:h text:style-name="P39" text:outline-level="5">La fonction du thread :</text:h>
      <text:p text:style-name="P1">void *traiterClient(void *arg);</text:p>
      <text:p text:style-name="P19">C’est une fonction générique pour un thread. <text:span text:style-name="T23">Le thread s’occupe de gérer le client. </text:span><text:span text:style-name="T24">Il prend en paramètre une structure « DataThread » et ne renvoie rien.</text:span></text:p>
      <text:p text:style-name="P20">C’est cette fonction qui va recevoir le message du client et lui transmettre sa réponse ou s’arrêter en fonction du message. <text:span text:style-name="T43">Il n’y à pas besoin de synchronisation pour l’accès au tableau de matière car il y a seulement un accès en lecture.</text:span></text:p>
      <text:h text:style-name="P39" text:outline-level="5">La structure DataThread :</text:h>
      <text:p text:style-name="P1">typedef struct DataThread_s {</text:p>
      <text:p text:style-name="P1"><text:s text:c="4"/>int socket; <text:s text:c="8"/>/**&lt; socket de communication */</text:p>
      <text:p text:style-name="P1"><text:s text:c="4"/>Matiere *matieres; <text:s/>/**&lt; matieres transmisent */</text:p>
      <text:p text:style-name="P1">} DataThread;</text:p>
      <text:p text:style-name="P21">Elle contient le socket de communication <text:span text:style-name="T26">avec le client ainsi que le tableau de matière créé par la fonction main.</text:span></text:p>
      <text:h text:style-name="P34" text:outline-level="2">Analyse des <text:span text:style-name="T27">résultats obtenue</text:span></text:h>
      <text:h text:style-name="Heading_20_3" text:outline-level="3">Client 1 <text:span text:style-name="T35">avec</text:span> serveur 1</text:h>
      <text:p text:style-name="P28">Les résultats sont très <text:span text:style-name="T28">satisfaisants</text:span>, <text:span text:style-name="T29">lorsque le client envoie l’id d’une matière, le serveur lui transmet puis le client affiche ça moyenne. </text:span><text:span text:style-name="T30">Quand le client transmet l’id d’une matière que le serveur ne connaît pas, le client affiche « -1.00 ».</text:span></text:p>
      <text:p text:style-name="P29"/>
      <text:p text:style-name="P30">Nous avons fait plusieurs <text:span text:style-name="T31">tests (avec la fonction « sleep ») afin de savoir si le serveur pouvait </text:span><text:span text:style-name="T32">gérer plusieurs clients concurrents. </text:span><text:span text:style-name="T33">Nous nous sommes aperçus que le serveur traiter les client</text:span><text:span text:style-name="T34">s</text:span><text:span text:style-name="T33"> les un à la suite des autres et non en même temps.</text:span></text:p>
      <text:p text:style-name="P30"/>
      <text:p text:style-name="P31">Nous avons donc dû créer un serveur 2.</text:p>
      <text:h text:style-name="Heading_20_3" text:outline-level="3">Client 1 <text:span text:style-name="T35">avec</text:span> serveur 2</text:h>
      <text:p text:style-name="P32">Le<text:span text:style-name="T38">s</text:span> résultat<text:span text:style-name="T38">s</text:span> sont très satisfaisant<text:span text:style-name="T36">s</text:span>, le serveur 2 est capable de gérer plusieurs clients concurrents <text:span text:style-name="T37">et nous avons ajouté la possibilité d’arrêter le serveur avec un message précis « STOP ».</text:span></text:p>
      <text:p text:style-name="P32"/>
      <text:p text:style-name="P41">Le seul problème est que le client envoie l’ordre au serveur de s’arrêter mais attend quand même une réponse de celui-ci, donc il envoie un message d’erreur.</text:p>
      <text:p text:style-name="P41"/>
      <text:p text:style-name="P42">Nous avons donc dû créer un client 2.</text:p>
      <text:h text:style-name="Heading_20_3" text:outline-level="3">Client 2 <text:span text:style-name="T35">avec</text:span> serveur 2</text:h>
      <text:p text:style-name="P43">L’affichage des messages d’erreur<text:span text:style-name="T40">s</text:span> ne se fait plus dans Message.c ce qui rend les fonctions dans Message.c presque identique aux fonctions « read » et « <text:span text:style-name="T39">write ».</text:span></text:p>
      <text:p text:style-name="P44"/>
      <text:p text:style-name="P45">Client 2 a les mêmes fonctionnalités que le client 1 mis à part le fait que quand il envoie « STOP », il vérifie que le serveur <text:span text:style-name="T42">a</text:span><text:span text:style-name="T41"> fermé le socket de communication en lui demandant une réponse.</text:span></text:p>
      <text:p text:style-name="P44"/>
      <text:p text:style-name="P46">Il y a donc maintenant plus de soucis.</text:p>
      <text:h text:style-name="Heading_20_3" text:outline-level="3">Client 2 avec serveur 1</text:h>
      <text:p text:style-name="P47">Nous avons aussi décidé de tester client 2 avec serveur 1.</text:p>
      <text:p text:style-name="P48"/>
      <text:p text:style-name="P49">Client 2 se comporte de la même manière que client 1 avec serveur 1. Quand on lui envoie un message « STOP », serveur 1 ne le reconnaît pas est celui-ci renvoie donc « -1.00 ».</text:p>
      <text:h text:style-name="P34" text:outline-level="2">Conclusion</text:h>
      <text:h text:style-name="Heading_20_3" text:outline-level="3">Travail réalisé</text:h>
      <text:p text:style-name="P50">Le travail réalisé consiste en un client <text:span text:style-name="T47">qui envoie</text:span> l’id d’une matière au serveur afin de récupérer la moyenne de cette matière. <text:span text:style-name="T44">Si le serveur ne reconnaît pas l’id, il renvoie « -1.00 », </text:span><text:span text:style-name="T45">ensuite le </text:span><text:span text:style-name="T46">client</text:span><text:span text:style-name="T45"> affiche la moyenne de la matière.</text:span></text:p>
      <text:p text:style-name="P51">La seconde fonctionnalité est que le client puisse arrêter le serveur en lui envoyant le message « STOP », le client vérifie ensuite que le serveur c’est arrêté puis affiche un message de confirmation.</text:p>
      <text:h text:style-name="Heading_20_3" text:outline-level="3">Comparaison avec les autres outils</text:h>
      <text:h text:style-name="Heading_20_4" text:outline-level="4">Outils de synchronisations</text:h>
      <text:p text:style-name="P53">La synchronisation entre le client et le serveur se <text:span text:style-name="T49">fait</text:span> automatiquement avec la fonction « read », qui indique quand il y <text:span text:style-name="T48">a</text:span> un message d’écrit « write », <text:span text:style-name="T52">il n’y à donc pas besoin d’outils de synchronisation.</text:span></text:p>
      <text:p text:style-name="P54"><text:span text:style-name="T50">Il n’y a pas de</text:span> synchronisation entre <text:span text:style-name="T49">le serv</text:span><text:span text:style-name="T50">eur et son thread, car ils ne font que lire le tableau de matières, il n’y </text:span><text:span text:style-name="T51">a</text:span><text:span text:style-name="T50"> donc pas besoin de synchronisation comme les valeurs sont toujours identiques.</text:span></text:p>
      <text:h text:style-name="Heading_20_4" text:outline-level="4">Outils de communications</text:h>
      <text:p text:style-name="P55">Les autres outils de communications ne permette pas de communiquer entre deux machines différente c’est pour cela qu’il faut utiliser les fonctions « read », « write » ainsi que des sockets de communication, pour pouvoir communiquer à partir d’adresse <text:span text:style-name="T53">I</text:span><text:span text:style-name="T54">Pv4</text:span>.</text:p>
      <text:h text:style-name="Heading_20_4" text:outline-level="4">Outils de clients concurrents</text:h>
      <text:p text:style-name="P56">Pour cela, il y avait deux possibilités <text:span text:style-name="T57">afin d’avoir des clients concurrents</text:span>, soit utiliser plusieurs processus en faisant un processus fils par demande de client ; <text:span text:style-name="T55">soit utiliser des threads pour chaque demande </text:span><text:span text:style-name="T56">de</text:span><text:span text:style-name="T55"> client.</text:span></text:p>
      <text:p text:style-name="P57">Utiliser des threads implique d’envoyer une structure de données <text:span text:style-name="T58">pour que le thread puisse gérer les demandes du client.</text:span></text:p>
      <text:p text:style-name="P58">Utiliser des processus fils implique <text:span text:style-name="T59">de tuer le processus père lorsque le signal stop est envoyé, </text:span><text:span text:style-name="T60">il permet d’utiliser les variables du processus faire initialiser avant l’utilisation de la fonction « fork ».</text:span></text:p>
      <text:p text:style-name="P59">Nous avons choisi d’utiliser un thread, car nous sommes plus <text:span text:style-name="T62">alaises</text:span> avec l’utilisation des threads.</text:p>
      <text:p text:style-name="P16"/>
      <text:p text:style-name="P5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indent="0.3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_20_de_20_code" style:display-name="Bloc de code" style:family="paragraph" style:parent-style-name="Standard" style:master-page-name="">
      <loext:graphic-properties draw:fill="solid" draw:fill-color="#dddddd"/>
      <style:paragraph-properties fo:margin-left="0cm" fo:margin-right="0cm" fo:margin-top="0cm" fo:margin-bottom="0.101cm" style:contextual-spacing="true" fo:line-height="100%" style:page-number="auto" fo:background-color="#dddddd" fo:padding="0.101cm" fo:border="none">
        <style:tab-stops/>
      </style:paragraph-properties>
      <style:text-properties style:font-name="Consolas" fo:font-family="Consolas" style:font-style-name="Normal" style:font-family-generic="modern" style:font-pitch="fixed" fo:font-size="10pt" fo:language="zxx" fo:country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1:15:55.270000000</meta:creation-date>
    <meta:generator>LibreOffice/7.6.2.1$Windows_X86_64 LibreOffice_project/56f7684011345957bbf33a7ee678afaf4d2ba333</meta:generator>
    <dc:date>2023-12-22T12:10:53.964000000</dc:date>
    <dc:creator>Alexandre Lerosier</dc:creator>
    <meta:editing-duration>PT17H20M31S</meta:editing-duration>
    <meta:editing-cycles>215</meta:editing-cycles>
    <meta:document-statistic meta:table-count="0" meta:image-count="0" meta:object-count="0" meta:page-count="5" meta:paragraph-count="101" meta:word-count="1338" meta:character-count="8095" meta:non-whitespace-character-count="6794"/>
  </office:meta>
</office:document-meta>
</file>